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5cm" draw:marker-start-width="0.28cm" draw:marker-end-width="0.28cm" draw:fill="hatch" draw:fill-hatch-name="Black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width="0.04cm" draw:marker-start-width="0.265cm" draw:marker-end-width="0.265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8cm" fo:min-width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8cm" fo:min-width="0.1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8cm" fo:min-width="0.2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7cm" fo:min-width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7cm" fo:min-width="0.188cm"/>
    </style:style>
    <style:style style:name="gr10" style:family="graphic" style:parent-style-name="standard">
      <style:graphic-properties svg:stroke-width="0.08cm" draw:marker-start-width="0.32cm" draw:marker-end-width="0.32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432cm"/>
    </style:style>
    <style:style style:name="gr12" style:family="graphic" style:parent-style-name="standard">
      <style:graphic-properties svg:stroke-width="0.03cm" draw:marker-start="Arrow" draw:marker-start-width="0.245cm" draw:marker-end="" draw:marker-end-width="0.345cm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1.727cm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svg:stroke-width="0.03cm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dash" draw:stroke-dash="Fine_20_Dashed_20__28_var_29_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draw:stroke="dash" draw:stroke-dash="Fine_20_Dashed_20__28_var_29_"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color="#000000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000000" fo:font-size="10pt" style:font-size-asian="10pt" style:font-size-complex="10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.364cm" svg:height="1.365cm" svg:x="1.224cm" svg:y="2.61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0.787cm" svg:height="1.538cm" svg:x="1.911cm" svg:y="2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64cm" svg:height="1.365cm" svg:x="1.224cm" svg:y="2.61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1.612cm" svg:y1="2.158cm" svg:x2="1.736cm" svg:y2="2.613cm">
          <text:p/>
        </draw:line>
        <draw:line draw:style-name="gr4" draw:text-style-name="P1" draw:layer="layout" svg:x1="2.067cm" svg:y1="3.978cm" svg:x2="2.191cm" svg:y2="4.433cm">
          <text:p/>
        </draw:line>
        <draw:line draw:style-name="gr4" draw:text-style-name="P1" draw:layer="layout" svg:x1="1.224cm" svg:y1="3.469cm" svg:x2="2.589cm" svg:y2="3.131cm">
          <text:p/>
        </draw:line>
        <draw:frame draw:style-name="gr5" draw:text-style-name="P3" draw:layer="layout" svg:width="0.773cm" svg:height="0.679cm" svg:x="1.2cm" svg:y="1.612cm">
          <draw:text-box>
            <text:p text:style-name="P2"><text:span text:style-name="T1">N</text:span></text:p>
          </draw:text-box>
        </draw:frame>
        <draw:frame draw:style-name="gr6" draw:text-style-name="P3" draw:layer="layout" svg:width="0.756cm" svg:height="0.679cm" svg:x="1.929cm" svg:y="4.342cm">
          <draw:text-box>
            <text:p text:style-name="P4"><text:span text:style-name="T1">S</text:span></text:p>
          </draw:text-box>
        </draw:frame>
        <draw:custom-shape draw:style-name="gr1" draw:text-style-name="P1" draw:layer="layout" svg:width="1.365cm" svg:height="1.365cm" svg:x="7.138cm" svg:y="2.61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0.806cm" svg:height="1.538cm" svg:x="7.006cm" svg:y="2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65cm" svg:height="1.365cm" svg:x="7.138cm" svg:y="2.61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7.526cm" svg:y1="2.158cm" svg:x2="7.65cm" svg:y2="2.613cm">
          <text:p/>
        </draw:line>
        <draw:line draw:style-name="gr4" draw:text-style-name="P1" draw:layer="layout" svg:x1="7.981cm" svg:y1="3.978cm" svg:x2="8.105cm" svg:y2="4.433cm">
          <text:p/>
        </draw:line>
        <draw:line draw:style-name="gr4" draw:text-style-name="P1" draw:layer="layout" svg:x1="7.138cm" svg:y1="3.469cm" svg:x2="8.503cm" svg:y2="3.131cm">
          <text:p/>
        </draw:line>
        <draw:frame draw:style-name="gr7" draw:text-style-name="P3" draw:layer="layout" svg:width="0.773cm" svg:height="0.679cm" svg:x="7.114cm" svg:y="1.612cm">
          <draw:text-box>
            <text:p text:style-name="P4"><text:span text:style-name="T1">N</text:span></text:p>
          </draw:text-box>
        </draw:frame>
        <draw:frame draw:style-name="gr6" draw:text-style-name="P3" draw:layer="layout" svg:width="0.756cm" svg:height="0.679cm" svg:x="7.843cm" svg:y="4.342cm">
          <draw:text-box>
            <text:p text:style-name="P2"><text:span text:style-name="T1">S</text:span></text:p>
          </draw:text-box>
        </draw:frame>
        <draw:custom-shape draw:style-name="gr1" draw:text-style-name="P1" draw:layer="layout" svg:width="1.365cm" svg:height="1.365cm" svg:x="4.135cm" svg:y="4.43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" draw:layer="layout" svg:width="1.365cm" svg:height="1.365cm" svg:x="4.135cm" svg:y="4.43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4.524cm" svg:y1="3.978cm" svg:x2="4.648cm" svg:y2="4.433cm">
          <text:p/>
        </draw:line>
        <draw:line draw:style-name="gr4" draw:text-style-name="P1" draw:layer="layout" svg:x1="4.979cm" svg:y1="5.797cm" svg:x2="5.103cm" svg:y2="6.252cm">
          <text:p/>
        </draw:line>
        <draw:line draw:style-name="gr4" draw:text-style-name="P1" draw:layer="layout" svg:x1="4.135cm" svg:y1="5.289cm" svg:x2="5.5cm" svg:y2="4.951cm">
          <text:p/>
        </draw:line>
        <draw:frame draw:style-name="gr8" draw:text-style-name="P3" draw:layer="layout" svg:width="0.773cm" svg:height="0.679cm" svg:x="4.112cm" svg:y="3.432cm">
          <draw:text-box>
            <text:p text:style-name="P2"><text:span text:style-name="T1">N</text:span></text:p>
          </draw:text-box>
        </draw:frame>
        <draw:frame draw:style-name="gr6" draw:text-style-name="P3" draw:layer="layout" svg:width="0.756cm" svg:height="0.679cm" svg:x="4.84cm" svg:y="6.162cm">
          <draw:text-box>
            <text:p text:style-name="P2"><text:span text:style-name="T1">S</text:span></text:p>
          </draw:text-box>
        </draw:frame>
        <draw:custom-shape draw:style-name="gr1" draw:text-style-name="P1" draw:layer="layout" svg:width="1.365cm" svg:height="1.365cm" svg:x="4.135cm" svg:y="0.88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609cm" svg:height="1.539cm" svg:x="4cm" svg:y="0.7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65cm" svg:height="1.365cm" svg:x="4.135cm" svg:y="0.88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1" draw:layer="layout" svg:x1="4.524cm" svg:y1="0.429cm" svg:x2="4.648cm" svg:y2="0.884cm">
          <text:p/>
        </draw:line>
        <draw:line draw:style-name="gr4" draw:text-style-name="P1" draw:layer="layout" svg:x1="4.979cm" svg:y1="2.249cm" svg:x2="5.103cm" svg:y2="2.704cm">
          <text:p/>
        </draw:line>
        <draw:line draw:style-name="gr4" draw:text-style-name="P1" draw:layer="layout" svg:x1="4.135cm" svg:y1="1.741cm" svg:x2="5.5cm" svg:y2="1.403cm">
          <text:p/>
        </draw:line>
        <draw:frame draw:style-name="gr5" draw:text-style-name="P5" draw:layer="layout" svg:width="0.773cm" svg:height="0.679cm" svg:x="4.112cm" svg:y="-0.117cm">
          <draw:text-box>
            <text:p text:style-name="P2"><text:span text:style-name="T2">N</text:span></text:p>
          </draw:text-box>
        </draw:frame>
        <draw:frame draw:style-name="gr9" draw:text-style-name="P3" draw:layer="layout" svg:width="0.756cm" svg:height="0.679cm" svg:x="4.84cm" svg:y="2.614cm">
          <draw:text-box>
            <text:p text:style-name="P2"><text:span text:style-name="T1">S</text:span></text:p>
          </draw:text-box>
        </draw:frame>
        <draw:custom-shape draw:style-name="gr10" draw:text-style-name="P1" draw:layer="layout" svg:width="0.455cm" svg:height="0.455cm" svg:x="4.681cm" svg:y="3.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1" draw:text-style-name="P3" draw:layer="layout" svg:width="1.531cm" svg:height="0.682cm" svg:x="4.863cm" svg:y="3.523cm">
          <draw:text-box>
            <text:p text:style-name="P2"><text:span text:style-name="T1">太陽</text:span></text:p>
          </draw:text-box>
        </draw:frame>
        <draw:frame draw:style-name="gr11" draw:text-style-name="P3" draw:layer="layout" svg:width="1.531cm" svg:height="0.682cm" svg:x="0.764cm" svg:y="4.023cm">
          <draw:text-box>
            <text:p text:style-name="P2"><text:span text:style-name="T1">冬至</text:span></text:p>
          </draw:text-box>
        </draw:frame>
        <draw:frame draw:style-name="gr11" draw:text-style-name="P3" draw:layer="layout" svg:width="1.531cm" svg:height="0.682cm" svg:x="6.765cm" svg:y="4.023cm">
          <draw:text-box>
            <text:p text:style-name="P2"><text:span text:style-name="T1">夏至</text:span></text:p>
          </draw:text-box>
        </draw:frame>
        <draw:frame draw:style-name="gr11" draw:text-style-name="P3" draw:layer="layout" svg:width="1.531cm" svg:height="0.682cm" svg:x="3.765cm" svg:y="5.823cm">
          <draw:text-box>
            <text:p text:style-name="P2"><text:span text:style-name="T1">春分</text:span></text:p>
          </draw:text-box>
        </draw:frame>
        <draw:frame draw:style-name="gr11" draw:text-style-name="P3" draw:layer="layout" svg:width="1.531cm" svg:height="0.682cm" svg:x="3.765cm" svg:y="2.223cm">
          <draw:text-box>
            <text:p text:style-name="P2"><text:span text:style-name="T1">秋分</text:span></text:p>
          </draw:text-box>
        </draw:frame>
        <draw:g>
          <draw:custom-shape draw:style-name="gr1" draw:text-style-name="P1" draw:layer="layout" svg:width="2.754cm" svg:height="2.755cm" svg:x="1.024cm" svg:y="7.00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1" draw:layer="layout" svg:width="1.589cm" svg:height="3.105cm" svg:x="2.411cm" svg:y="6.8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54cm" svg:height="2.755cm" svg:x="1.024cm" svg:y="7.00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1" draw:layer="layout" svg:x1="1.024cm" svg:y1="8.734cm" svg:x2="3.779cm" svg:y2="8.053cm">
            <text:p/>
          </draw:line>
        </draw:g>
        <draw:line draw:style-name="gr12" draw:text-style-name="P1" draw:layer="layout" svg:x1="7.3cm" svg:y1="7.3cm" svg:x2="3.3cm" svg:y2="7.3cm">
          <text:p/>
        </draw:line>
        <draw:line draw:style-name="gr4" draw:text-style-name="P1" draw:layer="layout" svg:x1="2.4cm" svg:y1="8.4cm" svg:x2="3.818cm" svg:y2="6.665cm">
          <text:p/>
        </draw:line>
        <draw:frame draw:style-name="gr13" draw:text-style-name="P3" draw:layer="layout" svg:width="2.636cm" svg:height="1.977cm" svg:x="7.364cm" svg:y="7.323cm">
          <draw:text-box>
            <text:p text:style-name="P2"><text:span text:style-name="T1">太陽</text:span></text:p>
            <text:p text:style-name="P2"><text:span text:style-name="T3">（すごく遠い</text:span></text:p>
            <text:p text:style-name="P2"><text:span text:style-name="T3">から平行光線）</text:span></text:p>
          </draw:text-box>
        </draw:frame>
        <draw:frame draw:style-name="gr14" draw:text-style-name="P6" draw:layer="layout" svg:width="1.5cm" svg:height="0.75cm" svg:x="2.7cm" svg:y="7.6cm">
          <draw:text-box>
            <text:p text:style-name="P2"><text:span text:style-name="T4">36</text:span><text:span text:style-name="T4">度</text:span></text:p>
          </draw:text-box>
        </draw:frame>
        <draw:line draw:style-name="gr15" draw:text-style-name="P1" draw:layer="layout" svg:x1="2.4cm" svg:y1="8.4cm" svg:x2="7.288cm" svg:y2="8.406cm">
          <text:p/>
        </draw:line>
        <draw:frame draw:style-name="gr14" draw:text-style-name="P6" draw:layer="layout" svg:width="1.5cm" svg:height="0.75cm" svg:x="4.2cm" svg:y="7.9cm">
          <draw:text-box>
            <text:p text:style-name="P2"><text:span text:style-name="T4">23</text:span><text:span text:style-name="T4">度</text:span></text:p>
          </draw:text-box>
        </draw:frame>
        <draw:line draw:style-name="gr16" draw:text-style-name="P1" draw:layer="layout" svg:x1="3.3cm" svg:y1="8.3cm" svg:x2="4.314cm" svg:y2="8.236cm">
          <text:p/>
        </draw:line>
        <draw:line draw:style-name="gr4" draw:text-style-name="P1" draw:layer="layout" svg:x1="2.5cm" svg:y1="6.665cm" svg:x2="4cm" svg:y2="7.895cm">
          <text:p/>
        </draw:line>
        <draw:frame draw:style-name="gr17" draw:text-style-name="P2" draw:layer="layout" svg:width="1cm" svg:height="1.25cm" svg:x="3.4cm" svg:y="7cm">
          <draw:text-box>
            <text:p text:style-name="P2">α</text:p>
          </draw:text-box>
        </draw:frame>
        <draw:line draw:style-name="gr18" draw:text-style-name="P1" draw:layer="layout" svg:x1="2cm" svg:y1="5cm" svg:x2="2.182cm" svg:y2="6.51cm">
          <text:p/>
        </draw:line>
        <draw:frame draw:style-name="gr14" draw:text-style-name="P6" draw:layer="layout" svg:width="1.5cm" svg:height="0.75cm" svg:x="0cm" svg:y="8.5cm">
          <draw:text-box>
            <text:p text:style-name="P2"><text:span text:style-name="T4">赤道</text:span></text:p>
          </draw:text-box>
        </draw:frame>
        <draw:line draw:style-name="gr4" draw:text-style-name="P1" draw:layer="layout" svg:x1="2.707cm" svg:y1="9.762cm" svg:x2="2.774cm" svg:y2="10.014cm">
          <text:p/>
        </draw:line>
        <draw:frame draw:style-name="gr5" draw:text-style-name="P3" draw:layer="layout" svg:width="0.773cm" svg:height="0.679cm" svg:x="1.413cm" svg:y="6.484cm">
          <draw:text-box>
            <text:p text:style-name="P2"><text:span text:style-name="T1">N</text:span></text:p>
          </draw:text-box>
        </draw:frame>
        <draw:frame draw:style-name="gr9" draw:text-style-name="P3" draw:layer="layout" svg:width="0.756cm" svg:height="0.679cm" svg:x="2.64cm" svg:y="9.515cm">
          <draw:text-box>
            <text:p text:style-name="P2"><text:span text:style-name="T1">S</text:span></text:p>
          </draw:text-box>
        </draw:frame>
        <draw:polyline draw:style-name="gr19" draw:text-style-name="P1" draw:layer="layout" svg:width="0.092cm" svg:height="0.242cm" svg:x="3.621cm" svg:y="7.292cm" svg:viewBox="0 0 93 243" draw:points="93,0 93,116 35,232 0,243">
          <text:p/>
        </draw:polyline>
        <draw:polyline draw:style-name="gr19" draw:text-style-name="P1" draw:layer="layout" svg:width="0.046cm" svg:height="0.162cm" svg:x="3.203cm" svg:y="8.208cm" svg:viewBox="0 0 47 163" draw:points="0,0 47,116 35,163">
          <text:p/>
        </draw:polyline>
        <draw:polyline draw:style-name="gr19" draw:text-style-name="P1" draw:layer="layout" svg:width="0.173cm" svg:height="0.231cm" svg:x="2.693cm" svg:y="8.046cm" svg:viewBox="0 0 174 232" draw:points="0,0 116,81 162,197 174,232">
          <text:p/>
        </draw:polyline>
        <draw:line draw:style-name="gr4" draw:text-style-name="P1" draw:layer="layout" svg:x1="2.001cm" svg:y1="6.665cm" svg:x2="2.089cm" svg:y2="7.007cm">
          <text:p/>
        </draw:line>
        <draw:line draw:style-name="gr4" draw:text-style-name="P1" draw:layer="layout" svg:x1="2.948cm" svg:y1="7.322cm" svg:x2="3.145cm" svg:y2="7.485cm">
          <text:p/>
        </draw:line>
        <draw:line draw:style-name="gr4" draw:text-style-name="P1" draw:layer="layout" svg:x1="2.948cm" svg:y1="7.355cm" svg:x2="3.1cm" svg:y2="7.1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999cm" svg:height="1.098cm" svg:x="0.5cm" svg:y="0.398cm">
        <draw:text-box>
          <text:p/>
        </draw:text-box>
      </draw:frame>
      <draw:frame draw:style-name="Mgr1" draw:layer="backgroundobjects" svg:width="8.999cm" svg:height="1.098cm" svg:x="0.5cm" svg:y="2.3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2-12-27T12:35:53</dc:date>
    <meta:editing-cycles>33</meta:editing-cycles>
    <meta:editing-duration>PT09H40M04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